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Light" svg:font-family="'Gill Sans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535353" draw:marker-end="msArrowOpenEnd_20_5" draw:marker-end-width="0.954cm" draw:marker-end-center="false" draw:stroke-linejoin="round" draw:fill="none" draw:textarea-vertical-align="top" draw:auto-grow-height="false" fo:min-height="0cm" fo:min-width="10.871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212cm" svg:stroke-color="#008000" draw:marker-end="msArrowOpenEnd_20_5" draw:marker-end-width="0.954cm" draw:marker-end-center="false" draw:fill="none" draw:textarea-vertical-align="top" draw:auto-grow-height="false" draw:fit-to-size="false" fo:min-height="2.461cm" fo:min-width="8.5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212cm" svg:stroke-color="#ff0000" draw:marker-end="msArrowOpenEnd_20_5" draw:marker-end-width="0.954cm" draw:marker-end-center="false" draw:fill="none" draw:textarea-vertical-align="top" draw:auto-grow-height="false" draw:fit-to-size="false" fo:min-height="1.191cm" fo:min-width="4.55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212cm" svg:stroke-color="#6666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12cm" svg:stroke-color="#808080" draw:marker-end="msArrowOpenEnd_20_5" draw:marker-end-width="0.954cm" draw:marker-end-center="false" draw:fill="none" draw:textarea-vertical-align="top" draw:auto-grow-height="false" draw:fit-to-size="false" fo:min-height="2.461cm" fo:min-width="8.5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212cm" svg:stroke-color="#009900" draw:marker-end="msArrowOpenEnd_20_5" draw:marker-end-width="0.954cm" draw:marker-end-center="false" draw:fill="none" draw:textarea-vertical-align="top" draw:auto-grow-height="false" draw:fit-to-size="false" fo:min-height="1.191cm" fo:min-width="4.55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212cm" svg:stroke-color="#535353" draw:marker-end="msArrowOpenEnd_20_5" draw:marker-end-width="0.954cm" draw:marker-end-center="false" draw:stroke-linejoin="round" draw:fill="none" draw:textarea-vertical-align="top" draw:auto-grow-height="false" fo:min-height="0cm" fo:min-width="10.6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ff3333" draw:marker-end="msArrowOpenEnd_20_5" draw:marker-end-width="0.954cm" draw:marker-end-center="false" draw:fill="none" draw:textarea-vertical-align="top" draw:auto-grow-height="false" draw:fit-to-size="false" fo:min-height="2.718cm" fo:min-width="7.907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212cm" svg:stroke-color="#808080" draw:marker-end="msArrowOpenEnd_20_5" draw:marker-end-width="0.954cm" draw:marker-end-center="false" draw:fill="none" draw:textarea-vertical-align="top" draw:auto-grow-height="false" draw:fit-to-size="false" fo:min-height="1.125cm" fo:min-width="4.217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212cm" svg:stroke-color="#ff3333" draw:marker-end="msArrowOpenEnd_20_5" draw:marker-end-width="0.954cm" draw:marker-end-center="false" draw:stroke-linejoin="round" draw:fill="none" draw:textarea-vertical-align="top" draw:auto-grow-height="false" fo:min-height="0cm" fo:min-width="10.63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13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14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1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1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17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18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1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000000" fo:font-size="24pt" fo:font-weight="normal" style:font-size-asian="24pt" style:font-weight-asian="normal" style:font-size-complex="24pt" style:font-weight-complex="normal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4pt" fo:font-weight="normal" style:font-size-asian="24pt" style:font-weight-asian="normal" style:font-size-complex="24pt" style:font-weight-complex="normal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ff0000" fo:font-size="24pt" fo:font-weight="normal" style:font-size-asian="24pt" style:font-weight-asian="normal" style:font-size-complex="24pt" style:font-weight-complex="normal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0000" fo:font-size="24pt" fo:font-weight="normal" style:font-size-asian="24pt" style:font-weight-asian="normal" style:font-size-complex="24pt" style:font-weight-complex="normal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006600" fo:font-size="24pt" fo:font-weight="normal" style:font-size-asian="24pt" style:font-weight-asian="normal" style:font-size-complex="24pt" style:font-weight-complex="normal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6600" fo:font-size="24pt" fo:font-weight="normal" style:font-size-asian="24pt" style:font-weight-asian="normal" style:font-size-complex="24pt" style:font-weight-complex="normal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ill Sans Light" fo:font-size="24pt" fo:letter-spacing="normal" fo:font-style="normal" style:text-underline-style="none" fo:font-weight="normal" style:font-name-asian="Gill Sans Light" style:font-size-asian="24pt" style:font-style-asian="normal" style:font-weight-asian="normal" style:font-name-complex="Gill Sans Light" style:font-size-complex="24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Gill Sans Light" fo:font-size="24pt" fo:letter-spacing="normal" fo:font-style="normal" style:text-underline-style="none" fo:font-weight="bold" style:font-name-asian="Gill Sans Light" style:font-size-asian="24pt" style:font-style-asian="normal" style:font-weight-asian="bold" style:font-name-complex="Gill Sans Light" style:font-size-complex="24pt" style:font-style-complex="normal" style:font-weight-complex="bold"/>
    </style:style>
    <style:style style:name="T3" style:family="text">
      <style:text-properties fo:font-variant="normal" fo:text-transform="none" fo:color="#3333ff" style:text-line-through-style="none" style:text-line-through-type="none" style:text-position="0% 100%" style:font-name="Gill Sans Light" fo:font-size="24pt" fo:letter-spacing="normal" fo:font-style="normal" style:text-underline-style="none" fo:font-weight="bold" style:font-name-asian="Gill Sans Light" style:font-size-asian="24pt" style:font-style-asian="normal" style:font-weight-asian="bold" style:font-name-complex="Gill Sans Light" style:font-size-complex="24pt" style:font-style-complex="normal" style:font-weight-complex="bold"/>
    </style:style>
    <style:style style:name="T4" style:family="text">
      <style:text-properties fo:font-variant="normal" fo:text-transform="none" fo:color="#006600" style:text-line-through-style="none" style:text-line-through-type="none" style:text-position="0% 100%" style:font-name="Gill Sans Light" fo:font-size="24pt" fo:letter-spacing="normal" fo:font-style="normal" style:text-underline-style="none" fo:font-weight="bold" style:font-name-asian="Gill Sans Light" style:font-size-asian="24pt" style:font-style-asian="normal" style:font-weight-asian="bold" style:font-name-complex="Gill Sans Light" style:font-size-complex="24pt" style:font-style-complex="normal" style:font-weight-complex="bold"/>
    </style:style>
    <style:style style:name="T5" style:family="text">
      <style:text-properties fo:font-variant="normal" fo:text-transform="none" fo:color="#006600" style:text-line-through-style="none" style:text-line-through-type="none" style:text-position="0% 100%" style:font-name="Gill Sans Light" fo:font-size="24pt" fo:letter-spacing="normal" fo:font-style="normal" style:text-underline-style="none" fo:font-weight="normal" style:font-name-asian="Gill Sans Light" style:font-size-asian="24pt" style:font-style-asian="normal" style:font-weight-asian="normal" style:font-name-complex="Gill Sans Light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ill Sans Light" fo:font-size="24pt" fo:letter-spacing="normal" fo:font-style="normal" style:text-underline-style="none" fo:font-weight="bold" style:font-name-asian="Gill Sans Light" style:font-size-asian="24pt" style:font-style-asian="normal" style:font-weight-asian="bold" style:font-name-complex="Gill Sans Light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5353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raight Arrow Connector 5" draw:style-name="gr1" draw:text-style-name="P1" draw:layer="layout" svg:width="11.371cm" svg:height="0.001cm" svg:x="2.599cm" svg:y="7.85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Freeform 7" draw:style-name="gr2" draw:text-style-name="P2" draw:layer="layout" svg:width="9.007cm" svg:height="2.714cm" svg:x="2.397cm" svg:y="7.938cm">
          <text:p/>
          <draw:enhanced-geometry draw:mirror-horizontal="false" draw:mirror-vertical="false" drawooo:sub-view-size="9027744 3348440" draw:text-areas="0 0 ?f6 ?f7" svg:viewBox="0 0 0 0" draw:type="ooxml-non-primitive" draw:enhanced-path="M 0 69277 C 1464218 1714601 2928437 3359926 4433061 3348380 5937685 3336834 8161912 619643 9027744 0 N">
            <draw:equation draw:name="f0" draw:formula="0*logwidth/9027744"/>
            <draw:equation draw:name="f1" draw:formula="69277*logheight/3348440"/>
            <draw:equation draw:name="f2" draw:formula="4433061*logwidth/9027744"/>
            <draw:equation draw:name="f3" draw:formula="3348380*logheight/3348440"/>
            <draw:equation draw:name="f4" draw:formula="9027744*logwidth/9027744"/>
            <draw:equation draw:name="f5" draw:formula="0*logheight/3348440"/>
            <draw:equation draw:name="f6" draw:formula="logwidth"/>
            <draw:equation draw:name="f7" draw:formula="logheight"/>
          </draw:enhanced-geometry>
        </draw:custom-shape>
        <draw:custom-shape draw:name="Freeform 8" draw:style-name="gr3" draw:text-style-name="P2" draw:layer="layout" svg:width="5.057cm" svg:height="1.444cm" svg:x="2.495cm" svg:y="7.938cm">
          <text:p/>
          <draw:enhanced-geometry draw:mirror-horizontal="false" draw:mirror-vertical="false" drawooo:sub-view-size="9027744 3348440" draw:text-areas="0 0 ?f6 ?f7" svg:viewBox="0 0 0 0" draw:type="ooxml-non-primitive" draw:enhanced-path="M 0 69277 C 1464218 1714601 2928437 3359926 4433061 3348380 5937685 3336834 8161912 619643 9027744 0 N">
            <draw:equation draw:name="f0" draw:formula="0*logwidth/9027744"/>
            <draw:equation draw:name="f1" draw:formula="69277*logheight/3348440"/>
            <draw:equation draw:name="f2" draw:formula="4433061*logwidth/9027744"/>
            <draw:equation draw:name="f3" draw:formula="3348380*logheight/3348440"/>
            <draw:equation draw:name="f4" draw:formula="9027744*logwidth/9027744"/>
            <draw:equation draw:name="f5" draw:formula="0*logheight/3348440"/>
            <draw:equation draw:name="f6" draw:formula="logwidth"/>
            <draw:equation draw:name="f7" draw:formula="logheight"/>
          </draw:enhanced-geometry>
        </draw:custom-shape>
        <draw:line draw:name="Straight Connector 25" draw:style-name="gr4" draw:text-style-name="P1" draw:layer="layout" svg:x1="7.425cm" svg:y1="7.858cm" svg:x2="10.449cm" svg:y2="7.859cm">
          <text:p/>
        </draw:line>
        <draw:custom-shape draw:name="Straight Arrow Connector 5" draw:style-name="gr1" draw:text-style-name="P1" draw:layer="layout" svg:width="11.371cm" svg:height="0.001cm" svg:x="2.345cm" svg:y="2.7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Freeform 7" draw:style-name="gr5" draw:text-style-name="P2" draw:layer="layout" svg:width="9.007cm" svg:height="2.714cm" svg:x="2.143cm" svg:y="2.859cm">
          <text:p/>
          <draw:enhanced-geometry draw:mirror-horizontal="false" draw:mirror-vertical="false" drawooo:sub-view-size="9027744 3348440" draw:text-areas="0 0 ?f6 ?f7" svg:viewBox="0 0 0 0" draw:type="ooxml-non-primitive" draw:enhanced-path="M 0 69277 C 1464218 1714601 2928437 3359926 4433061 3348380 5937685 3336834 8161912 619643 9027744 0 N">
            <draw:equation draw:name="f0" draw:formula="0*logwidth/9027744"/>
            <draw:equation draw:name="f1" draw:formula="69277*logheight/3348440"/>
            <draw:equation draw:name="f2" draw:formula="4433061*logwidth/9027744"/>
            <draw:equation draw:name="f3" draw:formula="3348380*logheight/3348440"/>
            <draw:equation draw:name="f4" draw:formula="9027744*logwidth/9027744"/>
            <draw:equation draw:name="f5" draw:formula="0*logheight/3348440"/>
            <draw:equation draw:name="f6" draw:formula="logwidth"/>
            <draw:equation draw:name="f7" draw:formula="logheight"/>
          </draw:enhanced-geometry>
        </draw:custom-shape>
        <draw:custom-shape draw:name="Freeform 8" draw:style-name="gr6" draw:text-style-name="P2" draw:layer="layout" svg:width="5.057cm" svg:height="1.444cm" svg:x="2.241cm" svg:y="2.859cm">
          <text:p/>
          <draw:enhanced-geometry draw:mirror-horizontal="false" draw:mirror-vertical="false" drawooo:sub-view-size="9027744 3348440" draw:text-areas="0 0 ?f6 ?f7" svg:viewBox="0 0 0 0" draw:type="ooxml-non-primitive" draw:enhanced-path="M 0 69277 C 1464218 1714601 2928437 3359926 4433061 3348380 5937685 3336834 8161912 619643 9027744 0 N">
            <draw:equation draw:name="f0" draw:formula="0*logwidth/9027744"/>
            <draw:equation draw:name="f1" draw:formula="69277*logheight/3348440"/>
            <draw:equation draw:name="f2" draw:formula="4433061*logwidth/9027744"/>
            <draw:equation draw:name="f3" draw:formula="3348380*logheight/3348440"/>
            <draw:equation draw:name="f4" draw:formula="9027744*logwidth/9027744"/>
            <draw:equation draw:name="f5" draw:formula="0*logheight/3348440"/>
            <draw:equation draw:name="f6" draw:formula="logwidth"/>
            <draw:equation draw:name="f7" draw:formula="logheight"/>
          </draw:enhanced-geometry>
        </draw:custom-shape>
        <draw:line draw:name="Straight Connector 25" draw:style-name="gr4" draw:text-style-name="P1" draw:layer="layout" svg:x1="2.422cm" svg:y1="2.778cm" svg:x2="6.461cm" svg:y2="2.778cm">
          <text:p/>
        </draw:line>
        <draw:custom-shape draw:name="Straight Arrow Connector 5" draw:style-name="gr7" draw:text-style-name="P1" draw:layer="layout" svg:width="11.13cm" svg:height="0.001cm" svg:x="2.443cm" svg:y="13.3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Freeform 7" draw:style-name="gr8" draw:text-style-name="P2" draw:layer="layout" svg:width="8.414cm" svg:height="2.971cm" svg:x="2.254cm" svg:y="13.396cm">
          <text:p/>
          <draw:enhanced-geometry draw:mirror-horizontal="false" draw:mirror-vertical="false" drawooo:sub-view-size="9027744 3348440" draw:text-areas="0 0 ?f6 ?f7" svg:viewBox="0 0 0 0" draw:type="ooxml-non-primitive" draw:enhanced-path="M 0 69277 C 1464218 1714601 2928437 3359926 4433061 3348380 5937685 3336834 8161912 619643 9027744 0 N">
            <draw:equation draw:name="f0" draw:formula="0*logwidth/9027744"/>
            <draw:equation draw:name="f1" draw:formula="69277*logheight/3348440"/>
            <draw:equation draw:name="f2" draw:formula="4433061*logwidth/9027744"/>
            <draw:equation draw:name="f3" draw:formula="3348380*logheight/3348440"/>
            <draw:equation draw:name="f4" draw:formula="9027744*logwidth/9027744"/>
            <draw:equation draw:name="f5" draw:formula="0*logheight/3348440"/>
            <draw:equation draw:name="f6" draw:formula="logwidth"/>
            <draw:equation draw:name="f7" draw:formula="logheight"/>
          </draw:enhanced-geometry>
        </draw:custom-shape>
        <draw:custom-shape draw:name="Freeform 8" draw:style-name="gr9" draw:text-style-name="P2" draw:layer="layout" svg:width="4.724cm" svg:height="1.378cm" svg:x="2.346cm" svg:y="13.396cm">
          <text:p/>
          <draw:enhanced-geometry draw:mirror-horizontal="false" draw:mirror-vertical="false" drawooo:sub-view-size="9027744 3348440" draw:text-areas="0 0 ?f6 ?f7" svg:viewBox="0 0 0 0" draw:type="ooxml-non-primitive" draw:enhanced-path="M 0 69277 C 1464218 1714601 2928437 3359926 4433061 3348380 5937685 3336834 8161912 619643 9027744 0 N">
            <draw:equation draw:name="f0" draw:formula="0*logwidth/9027744"/>
            <draw:equation draw:name="f1" draw:formula="69277*logheight/3348440"/>
            <draw:equation draw:name="f2" draw:formula="4433061*logwidth/9027744"/>
            <draw:equation draw:name="f3" draw:formula="3348380*logheight/3348440"/>
            <draw:equation draw:name="f4" draw:formula="9027744*logwidth/9027744"/>
            <draw:equation draw:name="f5" draw:formula="0*logheight/3348440"/>
            <draw:equation draw:name="f6" draw:formula="logwidth"/>
            <draw:equation draw:name="f7" draw:formula="logheight"/>
          </draw:enhanced-geometry>
        </draw:custom-shape>
        <draw:custom-shape draw:name="Straight Arrow Connector 5" draw:style-name="gr10" draw:text-style-name="P1" draw:layer="layout" svg:width="11.13cm" svg:height="0.001cm" svg:x="2.459cm" svg:y="18.1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Freeform 7" draw:style-name="gr8" draw:text-style-name="P2" draw:layer="layout" svg:width="8.414cm" svg:height="2.971cm" svg:x="2.27cm" svg:y="18.222cm">
          <text:p/>
          <draw:enhanced-geometry draw:mirror-horizontal="false" draw:mirror-vertical="false" drawooo:sub-view-size="9027744 3348440" draw:text-areas="0 0 ?f6 ?f7" svg:viewBox="0 0 0 0" draw:type="ooxml-non-primitive" draw:enhanced-path="M 0 69277 C 1464218 1714601 2928437 3359926 4433061 3348380 5937685 3336834 8161912 619643 9027744 0 N">
            <draw:equation draw:name="f0" draw:formula="0*logwidth/9027744"/>
            <draw:equation draw:name="f1" draw:formula="69277*logheight/3348440"/>
            <draw:equation draw:name="f2" draw:formula="4433061*logwidth/9027744"/>
            <draw:equation draw:name="f3" draw:formula="3348380*logheight/3348440"/>
            <draw:equation draw:name="f4" draw:formula="9027744*logwidth/9027744"/>
            <draw:equation draw:name="f5" draw:formula="0*logheight/3348440"/>
            <draw:equation draw:name="f6" draw:formula="logwidth"/>
            <draw:equation draw:name="f7" draw:formula="logheight"/>
          </draw:enhanced-geometry>
        </draw:custom-shape>
        <draw:custom-shape draw:name="Freeform 8" draw:style-name="gr9" draw:text-style-name="P2" draw:layer="layout" svg:width="4.724cm" svg:height="1.378cm" svg:x="2.362cm" svg:y="18.222cm">
          <text:p/>
          <draw:enhanced-geometry draw:mirror-horizontal="false" draw:mirror-vertical="false" drawooo:sub-view-size="9027744 3348440" draw:text-areas="0 0 ?f6 ?f7" svg:viewBox="0 0 0 0" draw:type="ooxml-non-primitive" draw:enhanced-path="M 0 69277 C 1464218 1714601 2928437 3359926 4433061 3348380 5937685 3336834 8161912 619643 9027744 0 N">
            <draw:equation draw:name="f0" draw:formula="0*logwidth/9027744"/>
            <draw:equation draw:name="f1" draw:formula="69277*logheight/3348440"/>
            <draw:equation draw:name="f2" draw:formula="4433061*logwidth/9027744"/>
            <draw:equation draw:name="f3" draw:formula="3348380*logheight/3348440"/>
            <draw:equation draw:name="f4" draw:formula="9027744*logwidth/9027744"/>
            <draw:equation draw:name="f5" draw:formula="0*logheight/3348440"/>
            <draw:equation draw:name="f6" draw:formula="logwidth"/>
            <draw:equation draw:name="f7" draw:formula="logheight"/>
          </draw:enhanced-geometry>
        </draw:custom-shape>
        <draw:line draw:name="Straight Connector 25" draw:style-name="gr11" draw:text-style-name="P1" draw:layer="layout" svg:x1="2.397cm" svg:y1="18.144cm" svg:x2="10.271cm" svg:y2="18.145cm">
          <text:p/>
        </draw:line>
        <draw:custom-shape draw:name="TextBox 9" draw:style-name="gr12" draw:text-style-name="P4" draw:layer="layout" svg:width="6.604cm" svg:height="2.312cm" svg:x="13.192cm" svg:y="3.498cm">
          <text:p text:style-name="P3"><text:span text:style-name="T1">Before Join Even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" draw:text-style-name="P4" draw:layer="layout" svg:width="6.604cm" svg:height="2.312cm" svg:x="13.319cm" svg:y="8.62cm">
          <text:p text:style-name="P3"><text:span text:style-name="T1">Before Join Even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4" draw:text-style-name="P4" draw:layer="layout" svg:width="6.604cm" svg:height="2.312cm" svg:x="13.065cm" svg:y="13.827cm">
          <text:p text:style-name="P3"><text:span text:style-name="T1">After Join Even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5" draw:text-style-name="P4" draw:layer="layout" svg:width="6.604cm" svg:height="2.312cm" svg:x="13.006cm" svg:y="19.144cm">
          <text:p text:style-name="P3"><text:span text:style-name="T1">After Program 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6" draw:text-style-name="P6" draw:layer="layout" svg:width="8.128cm" svg:height="1.3cm" svg:x="6.969cm" svg:y="26.624cm">
          <text:p text:style-name="P5"><text:span text:style-name="T2">Pref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7" draw:text-style-name="P4" draw:layer="layout" svg:width="6.604cm" svg:height="1.296cm" svg:x="9.382cm" svg:y="23.58cm">
          <text:p text:style-name="P3"><text:span text:style-name="T3">Continu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8" draw:text-style-name="P8" draw:layer="layout" svg:width="7.239cm" svg:height="1.3cm" svg:x="9.128cm" svg:y="25.1cm">
          <text:p text:style-name="P7"><text:span text:style-name="T4">Longest</text:span><text:span text:style-name="T5"> </text:span><text:span text:style-name="T4">Ch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9" draw:text-style-name="P4" draw:layer="layout" svg:width="6.604cm" svg:height="1.296cm" svg:x="7.35cm" svg:y="22.183cm">
          <text:p text:style-name="P3"><text:span text:style-name="T6">Key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Light" svg:font-family="'Gill Sans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 </meta:initial-creator>
    <meta:creation-date>2016-10-06T13:08:57.954345729</meta:creation-date>
    <meta:generator>LibreOffice/5.0.3.2$Linux_X86_64 LibreOffice_project/00m0$Build-2</meta:generator>
    <dc:date>2016-10-06T13:56:38.379998773</dc:date>
    <dc:creator>nath </dc:creator>
    <meta:editing-duration>PT9M32S</meta:editing-duration>
    <meta:editing-cycles>3</meta:editing-cycles>
    <meta:document-statistic meta:object-count="23"/>
  </office:meta>
</office:document-meta>
</file>